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font-name="Arial" style:font-name-asian="DejaVu Sans" style:font-name-complex="Lohit Hindi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DCCP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21.842">
            <text:p>21.84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style-name="Default" office:value-type="float" office:value="12.234">
            <text:p>12.23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.023">
            <text:p>7.02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.212">
            <text:p>3.212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.023">
            <text:p>1.023</text:p>
          </table:table-cell>
          <table:table-cell table:number-columns-repeated="2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0.45">
            <text:p>0.45</text:p>
          </table:table-cell>
          <table:table-cell/>
          <table:table-cell>
            <draw:frame table:end-cell-address="Planilha1.L33" table:end-x="0.2059in" table:end-y="0.0937in" draw:z-index="0" draw:style-name="gr1" svg:width="6.9713in" svg:height="4.5736in" svg:x="0.3469in" svg:y="0.1248in">
              <draw:object draw:notify-on-update-of-ranges="Planilha1.A2:Planilha1.A11 Planilha1.B1:Planilha1.B1 Planilha1.B2:Planilha1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0.302">
            <text:p>0.302</text:p>
          </table:table-cell>
          <table:table-cell table:number-columns-repeated="2"/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0.1">
            <text:p>0.1</text:p>
          </table:table-cell>
          <table:table-cell table:number-columns-repeated="2"/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 office:value-type="float" office:value="10230">
            <text:p>10230</text:p>
          </table:table-cell>
          <table:table-cell office:value-type="float" office:value="0.003">
            <text:p>0.003</text:p>
          </table:table-cell>
          <table:table-cell table:number-columns-repeated="2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7">02/17/2011</text:date>, <text:time>22:21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andro </meta:initial-creator>
    <meta:creation-date>2011-02-17T19:49:41</meta:creation-date>
    <dc:date>2011-02-17T22:21:27</dc:date>
    <dc:creator>Leandro </dc:creator>
    <meta:editing-duration>PT02H31M47S</meta:editing-duration>
    <meta:editing-cycles>7</meta:editing-cycles>
    <meta:generator>OpenOffice.org/3.2$Unix OpenOffice.org_project/320m19$Build-9505</meta:generator>
    <meta:document-statistic meta:table-count="3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Nimbus Sans L'" style:font-style-name="Regular"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08cm" svg:height="11.618cm" xlink:href=".." chart:class="chart:line" chart:style-name="ch1">
        <chart:title svg:x="4.66cm" svg:y="0.232cm" chart:style-name="ch2">
          <text:p>Number of Nodes vs. Throughput</text:p>
        </chart:title>
        <chart:legend chart:legend-position="end" svg:x="13.822cm" svg:y="1.749cm" chart:style-name="ch3"/>
        <chart:plot-area chart:style-name="ch4" table:cell-range-address="Planilha1.A1:Planilha1.B11" chart:data-source-has-labels="both" svg:x="0.472cm" svg:y="1.242cm" svg:width="16.595cm" svg:height="9.906cm">
          <chart:axis chart:dimension="x" chart:name="primary-x" chart:style-name="ch5">
            <chart:title svg:x="7.137cm" svg:y="10.623cm" chart:style-name="ch6">
              <text:p>Number of Nodes</text:p>
            </chart:title>
            <chart:categories table:cell-range-address="Planilha1.A2:Planilha1.A11"/>
            <chart:grid chart:style-name="ch7" chart:class="major"/>
          </chart:axis>
          <chart:axis chart:dimension="y" chart:name="primary-y" chart:style-name="ch5">
            <chart:title svg:x="0.319cm" svg:y="7.999cm" chart:style-name="ch8">
              <text:p>Throughput (Mbps)</text:p>
            </chart:title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Planilha1.B2:Planilha1.B11" chart:label-cell-address="Planilha1.B1:Planilha1.B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B1:Planilha1.B1">DCCP</text:p>
              </table:table-cell>
            </table:table-row>
          </table:table-header-rows>
          <table:table-rows>
            <table:table-row>
              <table:table-cell office:value-type="string">
                <text:p text:id="Planilha1.A2:Planilha1.A11">10</text:p>
              </table:table-cell>
              <table:table-cell office:value-type="float" office:value="21.842">
                <text:p text:id="Planilha1.B2:Planilha1.B11">21.8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234">
                <text:p>12.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023">
                <text:p>7.0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212">
                <text:p>3.2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1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230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